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a61984" officeooo:paragraph-rsid="000a52ae" style:font-size-asian="12pt" style:font-size-complex="12pt" loext:padding="0in" loext:border="none"/>
    </style:style>
    <style:style style:name="P2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bold" officeooo:rsid="00a61984" officeooo:paragraph-rsid="000a52ae" style:font-size-asian="12pt" style:font-weight-asian="bold" style:font-size-complex="12pt" style:font-weight-complex="bold" loext:padding="0in" loext:border="none"/>
    </style:style>
    <style:style style:name="T1" style:family="text">
      <style:text-properties officeooo:rsid="00acce4e"/>
    </style:style>
    <style:style style:name="T2" style:family="text">
      <style:text-properties officeooo:rsid="00a70abe"/>
    </style:style>
    <style:style style:name="T3" style:family="text">
      <style:text-properties officeooo:rsid="00b0f21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b3bf4f" style:font-weight-asian="normal" style:font-weight-complex="normal"/>
    </style:style>
    <style:style style:name="T6" style:family="text">
      <style:text-properties officeooo:rsid="00b3bf4f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Sinh dữ liệu training cho chatbot</text:p>
      <text:p text:style-name="P2"/>
      <text:p text:style-name="P2">Description:</text:p>
      <text:p text:style-name="P1">- Một chatbot có khả năng nhận diện task, location, time thông qua một đoạn hội thoại.</text:p>
      <text:p text:style-name="P1">- Task nằm trong một tập cho trước <text:span text:style-name="T7">["calculate Normalized difference vegetation index (NDVI)", "tree counting/detection", "cloud removal from aerial image", "change of building/land/water body detection", "land use/land cover in segmentation", "aircraft category object detection", "car/automobile/four-wheeler/motorcar vehicle like object counting/detection"] </text:span></text:p>
      <text:p text:style-name="P1">- Location chứa thông tin về địa phận hành chính <text:span text:style-name="T3">(</text:span><text:span text:style-name="T2">cấp </text:span>ward/commune/subdistrict/town/village<text:span text:style-name="T3">)</text:span></text:p>
      <text:p text:style-name="P1">- Time có thể chuyển sang dạng dd/mm/yyyy or dd/mm/yyyy-dd/mm/yyyy <text:span text:style-name="T2">(đã biết today time)</text:span></text:p>
      <text:p text:style-name="P1">- Tăng độ đa dạng của câu hỏi bằng nhiều với chiều dài câu khác nhau.</text:p>
      <text:p text:style-name="P1"/>
      <text:p text:style-name="P1"><text:s/></text:p>
      <text:p text:style-name="P2">Yêu cầu chung</text:p>
      <text:p text:style-name="P2"><text:tab/><text:span text:style-name="T4">giới hạn question/answer dưới </text:span><text:span text:style-name="T5">1000 token</text:span></text:p>
      <text:p text:style-name="P1"><text:tab/>check đúng chủ đề/task </text:p>
      <text:p text:style-name="P1"><text:tab/>check đúng chính tả, ngữ pháp, chuyển hết sang tiếng anh <text:span text:style-name="T6">(https://checkserp.com/encode/unicode/)</text:span></text:p>
      <text:p text:style-name="P1"><text:tab/></text:p>
      <text:p text:style-name="P1"><text:span text:style-name="T7">Location missing</text:span>:</text:p>
      <text:p text:style-name="P1"><text:tab/>check time có thể chuyển sang format dd/mm/yyyy or dd/mm/yyyy-dd/mm/yyyy <text:span text:style-name="T2">(đã biết today time)</text:span></text:p>
      <text:p text:style-name="P1"><text:span text:style-name="T7"/></text:p>
      <text:p text:style-name="P1"><text:span text:style-name="T7">Time missing</text:span>:</text:p>
      <text:p text:style-name="P1"><text:tab/>location là một administrative area <text:span text:style-name="T1">có thật </text:span><text:span text:style-name="T2">(cấp </text:span>ward/commune/subdistrict/town/village<text:span text:style-name="T2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4:34:39.088224722</meta:creation-date>
    <dc:date>2023-09-07T14:38:51.349707631</dc:date>
    <meta:editing-duration>PT4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58" meta:character-count="1130" meta:non-whitespace-character-count="977"/>
  </office:meta>
</office:document-meta>
</file>